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pitch="variable"/>
    <style:font-face style:name="DejaVu Sans6" svg:font-family="'DejaVu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pitch="variable" style:font-charset="x-symbol"/>
    <style:font-face style:name="Liberation Sans4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eehive-title">
      <style:graphic-properties draw:auto-grow-height="true" fo:min-height="3.5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2.5cm"/>
      <style:paragraph-properties style:writing-mode="lr-tb"/>
    </style:style>
    <style:style style:name="pr3" style:family="presentation" style:parent-style-name="Beehive-notes">
      <style:graphic-properties draw:fill-color="#ffffff" draw:auto-grow-height="true" fo:min-height="13cm"/>
      <style:paragraph-properties style:writing-mode="lr-tb"/>
    </style:style>
    <style:style style:name="pr4" style:family="presentation" style:parent-style-name="Beehive1_5f__5f_-title">
      <style:graphic-properties fo:min-height="2.63cm"/>
      <style:paragraph-properties style:writing-mode="lr-tb"/>
    </style:style>
    <style:style style:name="pr5" style:family="presentation" style:parent-style-name="Beehive1_5f__5f_-outline1">
      <style:graphic-properties fo:min-height="9.135cm"/>
      <style:paragraph-properties style:writing-mode="lr-tb"/>
    </style:style>
    <style:style style:name="pr6" style:family="presentation" style:parent-style-name="Beehive1_5f__5f_-notes">
      <style:graphic-properties draw:fill-color="#ffffff" fo:min-height="13.364cm"/>
      <style:paragraph-properties style:writing-mode="lr-tb"/>
    </style:style>
    <style:style style:name="pr7" style:family="presentation" style:parent-style-name="Beehive1_5f_-title">
      <style:graphic-properties draw:auto-grow-height="true" fo:min-height="2.5cm"/>
      <style:paragraph-properties style:writing-mode="lr-tb"/>
    </style:style>
    <style:style style:name="pr8" style:family="presentation" style:parent-style-name="Beehive1_5f_-outline1">
      <style:graphic-properties fo:min-height="2.95cm"/>
      <style:paragraph-properties style:writing-mode="lr-tb"/>
    </style:style>
    <style:style style:name="pr9" style:family="presentation" style:parent-style-name="Beehive1_5f_-notes">
      <style:graphic-properties draw:fill-color="#ffffff" draw:auto-grow-height="true" fo:min-height="13cm"/>
      <style:paragraph-properties style:writing-mode="lr-tb"/>
    </style:style>
    <style:style style:name="pr10" style:family="presentation" style:parent-style-name="Beehive1_5f__5f_-title">
      <style:graphic-properties draw:auto-grow-height="true" fo:min-height="2.5cm"/>
      <style:paragraph-properties style:writing-mode="lr-tb"/>
    </style:style>
    <style:style style:name="pr11" style:family="presentation" style:parent-style-name="Beehive1_5f__5f_-outline1">
      <style:graphic-properties fo:min-height="2.95cm"/>
      <style:paragraph-properties style:writing-mode="lr-tb"/>
    </style:style>
    <style:style style:name="pr12" style:family="presentation" style:parent-style-name="Beehive1_5f__5f_-notes">
      <style:graphic-properties draw:fill-color="#ffffff" draw:auto-grow-height="true" fo:min-height="13cm"/>
      <style:paragraph-properties style:writing-mode="lr-tb"/>
    </style:style>
    <style:style style:name="pr13" style:family="presentation" style:parent-style-name="Beehive1_5f__5f__5f_-title">
      <style:graphic-properties draw:auto-grow-height="true" fo:min-height="2.5cm"/>
      <style:paragraph-properties style:writing-mode="lr-tb"/>
    </style:style>
    <style:style style:name="pr14" style:family="presentation" style:parent-style-name="Beehive1_5f__5f__5f_-outline1">
      <style:graphic-properties fo:min-height="2.95cm"/>
      <style:paragraph-properties style:writing-mode="lr-tb"/>
    </style:style>
    <style:style style:name="pr15" style:family="presentation" style:parent-style-name="Beehive1_5f__5f__5f_-notes">
      <style:graphic-properties draw:fill-color="#ffffff" draw:auto-grow-height="true" fo:min-height="13cm"/>
      <style:paragraph-properties style:writing-mode="lr-tb"/>
    </style:style>
    <style:style style:name="pr16" style:family="presentation" style:parent-style-name="Beehive1-title">
      <style:graphic-properties fo:min-height="2.63cm"/>
      <style:paragraph-properties style:writing-mode="lr-tb"/>
    </style:style>
    <style:style style:name="pr17" style:family="presentation" style:parent-style-name="Beehive1-outline1">
      <style:graphic-properties fo:min-height="9.135cm"/>
      <style:paragraph-properties style:writing-mode="lr-tb"/>
    </style:style>
    <style:style style:name="pr18" style:family="presentation" style:parent-style-name="Beehi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4pt" style:font-size-asian="24pt" style:font-size-complex="24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paragraph-properties fo:margin-left="0cm" fo:margin-right="0cm" fo:margin-top="0cm" fo:margin-bottom="0.374cm" fo:text-indent="0cm"/>
    </style:style>
    <style:style style:name="T1" style:family="text">
      <style:text-properties fo:font-size="14pt" style:font-size-asian="24pt" style:font-size-complex="24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cm" svg:height="3.5cm" svg:x="1.5cm" svg:y="5.5cm" presentation:class="title" presentation:user-transformed="true">
          <draw:text-box>
            <text:p>JavaScript Einführung</text:p>
          </draw:text-box>
        </draw:frame>
        <draw:frame presentation:style-name="pr2" draw:text-style-name="P2" draw:layer="layout" svg:width="25cm" svg:height="2.5cm" svg:x="1.5cm" svg:y="9.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5cm" svg:height="11cm" svg:x="3cm" svg:y="2.25cm" draw:page-number="1" presentation:class="page"/>
          <draw:frame presentation:style-name="pr3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2" draw:style-name="dp1" draw:master-page-name="Beehive1_5f__5f_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inbetten<text:tab/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Events und Eventhandling</text:p>
                <text:p/>
                <text:p>&lt;p onclick="console.log('CLICK')"&gt;</text:p>
                <text:p><text:s text:c="2"/>Klick mich an!</text:p>
                <text:p>&lt;/p&gt;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_5f_" presentation:presentation-page-layout-name="AL2T1">
        <office:forms form:automatic-focus="false" form:apply-design-mode="false"/>
        <draw:frame presentation:style-name="pr7" draw:text-style-name="P1" draw:layer="layout" svg:width="25cm" svg:height="2.5cm" svg:x="1.5cm" svg:y="0.5cm" presentation:class="title" presentation:user-transformed="true">
          <draw:text-box>
            <text:p>Einbetten</text:p>
          </draw:text-box>
        </draw:frame>
        <draw:frame presentation:style-name="pr8" draw:text-style-name="P1" draw:layer="layout" svg:width="25cm" svg:height="9cm" svg:x="1.5cm" svg:y="3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Direktes Einbetten in die HTML Seite</text:p>
              </text:list-item>
              <text:list-item>
                <text:p><text:s text:c="10"/><text:span text:style-name="T1">&lt;script&gt; <text:s/>// Ihr JavaScript-Code hier</text:span></text:p>
              </text:list-item>
              <text:list-item>
                <text:p><text:span text:style-name="T1"><text:s text:c="18"/></text:span><text:span text:style-name="T1">alert("Hallo, Welt!"); <text:s text:c="2"/>&lt;/script&gt;</text:span></text:p>
              </text:list-item>
              <text:list-item>
                <text:p>Nachteil Javascript Code muss für jede Seite eingefügt werden.</text:p>
              </text:list-item>
              <text:list-item>
                <text:p>Eignet sich eher, wenn der js-Code nur für diese eine Seite gilt.</text:p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3" presentation:class="page"/>
          <draw:frame presentation:style-name="pr9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4" draw:style-name="dp1" draw:master-page-name="Beehive1_5f__5f_" presentation:presentation-page-layout-name="AL2T1">
        <office:forms form:automatic-focus="false" form:apply-design-mode="false"/>
        <draw:frame presentation:style-name="pr10" draw:text-style-name="P1" draw:layer="layout" svg:width="25cm" svg:height="2.5cm" svg:x="1.5cm" svg:y="0.5cm" presentation:class="title" presentation:user-transformed="true">
          <draw:text-box>
            <text:p>Einbetten</text:p>
          </draw:text-box>
        </draw:frame>
        <draw:frame presentation:style-name="pr11" draw:text-style-name="P1" draw:layer="layout" svg:width="25cm" svg:height="9cm" svg:x="1.5cm" svg:y="3.5cm" presentation:class="outline" presentation:user-transformed="true">
          <draw:text-box>
            <text:list text:style-name="L2">
              <text:list-header>
                <text:p>Einbetten via .js File</text:p>
              </text:list-header>
              <text:list-item>
                <text:p>&lt;script src=“meinSkript.js“&lt;/scipt&gt; </text:p>
              </text:list-item>
              <text:list-item>
                <text:p>Die zweite Methode eignet sich besser, wenn Sie denselben Code auf mehreren Seiten verwenden möchten.</text:p>
              </text:list-item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4" presentation:class="page"/>
          <draw:frame presentation:style-name="pr12" draw:text-style-name="P5" draw:layer="layout" svg:width="17cm" svg:height="13cm" svg:x="2cm" svg:y="14cm" presentation:class="notes" presentation:placeholder="true">
            <draw:text-box/>
          </draw:frame>
        </presentation:notes>
      </draw:page>
      <draw:page draw:name="page5" draw:style-name="dp1" draw:master-page-name="Beehive1_5f__5f_" presentation:presentation-page-layout-name="AL2T1">
        <office:forms form:automatic-focus="false" form:apply-design-mode="false"/>
        <draw:frame presentation:style-name="pr4" draw:layer="layout" svg:width="25.199cm" svg:height="2.63cm" svg:x="1.4cm" svg:y="0.627cm" presentation:class="title">
          <draw:text-box>
            <text:p>Einbetten<text:tab/></text:p>
          </draw:text-box>
        </draw:frame>
        <draw:frame presentation:style-name="pr5" draw:layer="layout" svg:width="25.199cm" svg:height="9.134cm" svg:x="1.4cm" svg:y="3.685cm" presentation:class="outline">
          <draw:text-box>
            <text:list text:style-name="L2">
              <text:list-header>
                <text:p>Verwenden von Frameworks</text:p>
                <text:p/>
                <text:p>e.g. Angular, React, 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_5f__5f__5f_" presentation:presentation-page-layout-name="AL2T1">
        <office:forms form:automatic-focus="false" form:apply-design-mode="false"/>
        <draw:frame presentation:style-name="pr13" draw:text-style-name="P1" draw:layer="layout" svg:width="25cm" svg:height="2.5cm" svg:x="1.5cm" svg:y="0.5cm" presentation:class="title" presentation:user-transformed="true">
          <draw:text-box>
            <text:p>Variablen</text:p>
          </draw:text-box>
        </draw:frame>
        <draw:frame presentation:style-name="pr14" draw:text-style-name="P1" draw:layer="layout" svg:width="25cm" svg:height="9cm" svg:x="1.5cm" svg:y="3.5cm" presentation:class="outline" presentation:user-transformed="true">
          <draw:text-box>
            <text:list text:style-name="L2">
              <text:list-item>
                <text:p>var</text:p>
                <text:list>
                  <text:list-item>
                    <text:p>haben außerhalb von Funktionen globale Gültigkeit</text:p>
                  </text:list-item>
                </text:list>
              </text:list-item>
              <text:list-item>
                <text:p>let</text:p>
                <text:list>
                  <text:list-item>
                    <text:p>Seit 2015</text:p>
                  </text:list-item>
                  <text:list-item>
                    <text:p>Gültikeit im umgebenen Block</text:p>
                  </text:list-item>
                  <text:list-item>
                    <text:p>Sind var zu bevorzugen</text:p>
                  </text:list-item>
                </text:list>
              </text:list-item>
              <text:list-item>
                <text:p>const</text:p>
                <text:list>
                  <text:list-item>
                    <text:p>Ebenfalls seit 2015</text:p>
                  </text:list-item>
                  <text:list-item>
                    <text:p>Kann nur einmal Wert zugewiesen werden – Konstante (e.g. PI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5cm" svg:height="11cm" svg:x="3cm" svg:y="2.25cm" draw:page-number="6" presentation:class="page"/>
          <draw:frame presentation:style-name="pr15" draw:text-style-name="P3" draw:layer="layout" svg:width="17cm" svg:height="13cm" svg:x="2cm" svg:y="14cm" presentation:class="notes" presentation:placeholder="true">
            <draw:text-box/>
          </draw:frame>
        </presentation:notes>
      </draw:page>
      <draw:page draw:name="page7" draw:style-name="dp1" draw:master-page-name="Beehive1" presentation:presentation-page-layout-name="AL2T1">
        <office:forms form:automatic-focus="false" form:apply-design-mode="false"/>
        <draw:frame presentation:style-name="pr16" draw:text-style-name="P1" draw:layer="layout" svg:width="25.199cm" svg:height="2.63cm" svg:x="1.4cm" svg:y="0.627cm" presentation:class="title">
          <draw:text-box>
            <text:p>Datentypen</text:p>
          </draw:text-box>
        </draw:frame>
        <draw:frame presentation:style-name="pr17" draw:text-style-name="P1" draw:layer="layout" svg:width="25.199cm" svg:height="9.134cm" svg:x="1.4cm" svg:y="3.685cm" presentation:class="outline">
          <draw:text-box>
            <text:list text:style-name="L2">
              <text:list-item>
                <text:p><text:s text:c="4"/>Undefined.</text:p>
                <text:list>
                  <text:list-item>
                    <text:p>Variable deklariert, aber nicht initialisiert</text:p>
                  </text:list-item>
                </text:list>
              </text:list-item>
              <text:list-item>
                <text:p><text:s text:c="4"/>Null.</text:p>
                <text:list>
                  <text:list-item>
                    <text:p>Variable bewusst auf NULL gesetzt</text:p>
                  </text:list-item>
                </text:list>
              </text:list-item>
              <text:list-item>
                <text:p><text:s text:c="4"/>Boolean.</text:p>
                <text:list>
                  <text:list-item>
                    <text:p>Boolscher Wert (Wahrheitswerte, true, false)</text:p>
                  </text:list-item>
                </text:list>
              </text:list-item>
              <text:list-item>
                <text:p><text:s text:c="4"/>String.</text:p>
                <text:list>
                  <text:list-item>
                    <text:p>Zeichenket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16" draw:text-style-name="P1" draw:layer="layout" svg:width="25.199cm" svg:height="2.63cm" svg:x="1.4cm" svg:y="0.627cm" presentation:class="title">
          <draw:text-box>
            <text:p>Datentypen</text:p>
          </draw:text-box>
        </draw:frame>
        <draw:frame presentation:style-name="pr17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7"/>
              </text:list-header>
              <text:list-item>
                <text:p text:style-name="P7"><text:s text:c="4"/>Number.</text:p>
                <text:list>
                  <text:list-item>
                    <text:p>Zahlen</text:p>
                  </text:list-item>
                </text:list>
              </text:list-item>
              <text:list-item>
                <text:p text:style-name="P7"><text:s text:c="4"/>Object.</text:p>
                <text:list>
                  <text:list-item>
                    <text:p>Komplexe Datenstruktu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16" draw:text-style-name="P1" draw:layer="layout" svg:width="25.199cm" svg:height="2.63cm" svg:x="1.4cm" svg:y="0.627cm" presentation:class="title">
          <draw:text-box>
            <text:p>NULL</text:p>
          </draw:text-box>
        </draw:frame>
        <draw:frame presentation:style-name="pr17" draw:text-style-name="P1" draw:layer="layout" svg:width="25.199cm" svg:height="9.134cm" svg:x="1.4cm" svg:y="3.685cm" presentation:class="outline">
          <draw:text-box>
            <text:list text:style-name="L2">
              <text:list-item>
                <text:p>// Deklaration einer Variable mit dem Wert null</text:p>
              </text:list-item>
              <text:list-item>
                <text:p>let meinWert = null;</text:p>
              </text:list-item>
              <text:list-item>
                <text:p/>
              </text:list-item>
              <text:list-item>
                <text:p>// Überprüfung, ob die Variable null ist</text:p>
              </text:list-item>
              <text:list-item>
                <text:p>if (meinWert === null) {</text:p>
              </text:list-item>
              <text:list-item>
                <text:p><text:s text:c="4"/>console.log("Die Variable ist null.");</text:p>
              </text:list-item>
              <text:list-item>
                <text:p>} else {</text:p>
              </text:list-item>
              <text:list-item>
                <text:p><text:s text:c="4"/>console.log("Die Variable ist nicht null.");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16" draw:text-style-name="P1" draw:layer="layout" svg:width="25.199cm" svg:height="2.63cm" svg:x="1.4cm" svg:y="0.627cm" presentation:class="title">
          <draw:text-box>
            <text:p>Aufgabe</text:p>
          </draw:text-box>
        </draw:frame>
        <draw:frame presentation:style-name="pr17" draw:text-style-name="P1" draw:layer="layout" svg:width="25.199cm" svg:height="9.134cm" svg:x="1.4cm" svg:y="3.685cm" presentation:class="outline">
          <draw:text-box>
            <text:list text:style-name="L2">
              <text:list-item>
                <text:p>Erstellen Sie ein Array der Länge 5,</text:p>
              </text:list-item>
              <text:list-item>
                <text:p>Fügen Sie an jede Position eine zufällige Intagerzahl größer 0 und Kleiner 100 ein.</text:p>
              </text:list-item>
              <text:list-item>
                <text:p>Geben Sie das Array als String in der Console oder als alert au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eehive1" presentation:presentation-page-layout-name="AL2T1">
        <office:forms form:automatic-focus="false" form:apply-design-mode="false"/>
        <draw:frame presentation:style-name="pr16" draw:text-style-name="P1" draw:layer="layout" svg:width="25.199cm" svg:height="2.63cm" svg:x="1.4cm" svg:y="0.627cm" presentation:class="title">
          <draw:text-box>
            <text:p>Boolean</text:p>
          </draw:text-box>
        </draw:frame>
        <draw:frame presentation:style-name="pr17" draw:text-style-name="P1" draw:layer="layout" svg:width="25.199cm" svg:height="9.134cm" svg:x="1.301cm" svg:y="3.685cm" presentation:class="outline" presentation:user-transformed="true">
          <draw:text-box>
            <text:list text:style-name="L2">
              <text:list-header>
                <text:p>// Deklaration von Boolean-Variablen</text:p>
              </text:list-header>
              <text:list-item>
                <text:p>const isJavaSFun = true;</text:p>
              </text:list-item>
              <text:list-item>
                <text:p>const isFishTasty = false;</text:p>
              </text:list-item>
              <text:list-item>
                <text:p/>
              </text:list-item>
              <text:list-item>
                <text:p>// Ausgabe der Werte</text:p>
              </text:list-item>
              <text:list-item>
                <text:p>alert(`JS macht Spaß: ${isJavaSFun}`); // Ausgabe: true</text:p>
              </text:list-item>
              <text:list-item>
                <text:p>alert(`Fisch ist lecker: ${isFishTasty}`); // Ausgabe: fals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Beehive1" presentation:presentation-page-layout-name="AL2T1">
        <office:forms form:automatic-focus="false" form:apply-design-mode="false"/>
        <draw:frame presentation:style-name="pr16" draw:text-style-name="P1" draw:layer="layout" svg:width="25.199cm" svg:height="2.63cm" svg:x="1.4cm" svg:y="0.627cm" presentation:class="title">
          <draw:text-box>
            <text:p>Object</text:p>
          </draw:text-box>
        </draw:frame>
        <draw:frame presentation:style-name="pr17" draw:text-style-name="P1" draw:layer="layout" svg:width="25.199cm" svg:height="9.134cm" svg:x="1.4cm" svg:y="3.685cm" presentation:class="outline">
          <draw:text-box>
            <text:list text:style-name="L2">
              <text:list-header>
                <text:p>const person = {</text:p>
                <text:list>
                  <text:list-item>
                    <text:p><text:s text:c="4"/>name: "Max",</text:p>
                  </text:list-item>
                  <text:list-item>
                    <text:p><text:s text:c="4"/>alter: 30,</text:p>
                  </text:list-item>
                  <text:list-item>
                    <text:p><text:s text:c="4"/>istStudent: true,</text:p>
                  </text:list-item>
                  <text:list-item>
                    <text:p><text:s text:c="4"/>hobbies: ["Lesen", "Sport", "Musik"]</text:p>
                  </text:list-item>
                  <text:list-item>
                    <text:p>};</text:p>
                  </text:list-item>
                  <text:list-item>
                    <text:p/>
                  </text:list-item>
                  <text:list-item>
                    <text:p>// Zugriff auf Eigenschaften</text:p>
                  </text:list-item>
                  <text:list-item>
                    <text:p>console.log(person.name); // Ausgabe: "Max"</text:p>
                  </text:list-item>
                  <text:list-item>
                    <text:p>console.log(person.alter); // Ausgabe: 30</text:p>
                  </text:list-item>
                  <text:list-item>
                    <text:p>console.log(person.istStudent); // Ausgabe: true</text:p>
                  </text:list-item>
                  <text:list-item>
                    <text:p>console.log(person.hobbies); // Ausgabe: ["Lesen", "Sport", "Musik"]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Beehive1" presentation:presentation-page-layout-name="AL2T1">
        <office:forms form:automatic-focus="false" form:apply-design-mode="false"/>
        <draw:frame presentation:style-name="pr16" draw:text-style-name="P1" draw:layer="layout" svg:width="25.199cm" svg:height="2.63cm" svg:x="1.4cm" svg:y="0.627cm" presentation:class="title">
          <draw:text-box>
            <text:p>Array</text:p>
          </draw:text-box>
        </draw:frame>
        <draw:frame presentation:style-name="pr1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Deklaration</text:p>
              </text:list-item>
              <text:list-item>
                <text:p><text:span text:style-name="T2">let arr = [“Alex“, “Sandra“, “Kathi“, </text:span>“Steffi“]</text:p>
              </text:list-item>
              <text:list-item>
                <text:p>const array = []</text:p>
              </text:list-item>
              <text:list-item>
                <text:p>var x = new Array(); //leeres Array</text:p>
              </text:list-item>
              <text:list-item>
                <text:p>const y = new Array(10, 20, 30); </text:p>
              </text:list-item>
              <text:list-item>
                <text:p>const z = new Array(10); //Array mit 10 leeren Element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1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Beehive1" presentation:presentation-page-layout-name="AL2T1">
        <office:forms form:automatic-focus="false" form:apply-design-mode="false"/>
        <draw:frame presentation:style-name="pr16" draw:text-style-name="P1" draw:layer="layout" svg:width="25.199cm" svg:height="2.63cm" svg:x="1.4cm" svg:y="0.627cm" presentation:class="title">
          <draw:text-box>
            <text:p>Array</text:p>
          </draw:text-box>
        </draw:frame>
        <draw:frame presentation:style-name="pr17" draw:text-style-name="P1" draw:layer="layout" svg:width="25.199cm" svg:height="9.134cm" svg:x="1.4cm" svg:y="3.685cm" presentation:class="outline">
          <draw:text-box>
            <text:list text:style-name="L2">
              <text:list-header>
                <text:p/>
              </text:list-header>
              <text:list-item>
                <text:p>MeinArray[5];</text:p>
              </text:list-item>
              <text:list-item>
                <text:p>Array.prototype.at()</text:p>
              </text:list-item>
              <text:list-item>
                <text:p>MeinArray.length</text:p>
              </text:list-item>
              <text:list-item>
                <text:p>Array.prototype.fill() //Füllt das Array von 0 bis n</text:p>
              </text:list-item>
              <text:list-item>
                <text:p>Array.prototype.pop() // Entfernt letztes Element</text:p>
              </text:list-item>
              <text:list-item>
                <text:p>Array.prototype.push() // Fügt ein Element am Ende hinzu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Beehive1" presentation:presentation-page-layout-name="AL2T1">
        <office:forms form:automatic-focus="false" form:apply-design-mode="false"/>
        <draw:frame presentation:style-name="pr16" draw:text-style-name="P1" draw:layer="layout" svg:width="25.199cm" svg:height="2.63cm" svg:x="1.4cm" svg:y="0.627cm" presentation:class="title">
          <draw:text-box>
            <text:p>Array</text:p>
          </draw:text-box>
        </draw:frame>
        <draw:frame presentation:style-name="pr1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rray.prototype.toString()</text:p>
              </text:list-item>
              <text:list-item>
                <text:p>Array.includes() // Checkt ob das Item im Array ist</text:p>
              </text:list-item>
              <text:list-item>
                <text:p>Array.join(“, “) // Erzeugt einen String der die Elemente zusammenfügt. </text:p>
              </text:list-item>
              <text:list-item>
                <text:p>Array..indexOf("Banana") //Sucht den Ersten Index des Werts </text:p>
              </text:list-item>
              <text:list-item>
                <text:p>//-1 wenn nicht gefunde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Beehive1" presentation:presentation-page-layout-name="AL2T1">
        <office:forms form:automatic-focus="false" form:apply-design-mode="false"/>
        <draw:frame presentation:style-name="pr16" draw:text-style-name="P1" draw:layer="layout" svg:width="25.199cm" svg:height="2.63cm" svg:x="1.4cm" svg:y="0.627cm" presentation:class="title">
          <draw:text-box>
            <text:p>Push</text:p>
          </draw:text-box>
        </draw:frame>
        <draw:frame presentation:style-name="pr17" draw:text-style-name="P1" draw:layer="layout" svg:width="25.199cm" svg:height="9.134cm" svg:x="1.5cm" svg:y="3.366cm" presentation:class="outline" presentation:user-transformed="true">
          <draw:text-box>
            <text:list text:style-name="L2">
              <text:list-item>
                <text:p>const fruits = ["Apple", "Banana"];</text:p>
              </text:list-item>
              <text:list-item>
                <text:p>const newLength = fruits.push("Orange");</text:p>
              </text:list-item>
              <text:list-item>
                <text:p>console.log(fruits);</text:p>
              </text:list-item>
              <text:list-item>
                <text:p>// ["Apple", "Banana", "Orange"]</text:p>
              </text:list-item>
              <text:list-item>
                <text:p>console.log(newLength);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Beehive1" presentation:presentation-page-layout-name="AL2T1">
        <office:forms form:automatic-focus="false" form:apply-design-mode="false"/>
        <draw:frame presentation:style-name="pr16" draw:text-style-name="P1" draw:layer="layout" svg:width="25.199cm" svg:height="2.63cm" svg:x="1.4cm" svg:y="0.627cm" presentation:class="title" presentation:user-transformed="true">
          <draw:text-box>
            <text:p>Pull</text:p>
          </draw:text-box>
        </draw:frame>
        <draw:frame presentation:style-name="pr1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const plants = ['broccoli', 'cauliflower', 'cabbage', 'kale', 'tomato'];</text:p>
              </text:list-item>
              <text:list-item>
                <text:p>console.log(plants.pop());</text:p>
              </text:list-item>
              <text:list-item>
                <text:p>// Expected output: "tomato"</text:p>
              </text:list-item>
              <text:list-item>
                <text:p>console.log(plants);</text:p>
              </text:list-item>
              <text:list-item>
                <text:p>// Expected output: Array ["broccoli", "cauliflower", "cabbage", "kale"]</text:p>
              </text:list-item>
              <text:list-item>
                <text:p>plants.pop();</text:p>
              </text:list-item>
              <text:list-item>
                <text:p>console.log(plants);</text:p>
              </text:list-item>
              <text:list-item>
                <text:p>// Expected output: Array ["broccoli", "cauliflower", "cabbage"]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Beehive1" presentation:presentation-page-layout-name="AL2T1">
        <office:forms form:automatic-focus="false" form:apply-design-mode="false"/>
        <draw:frame presentation:style-name="pr16" draw:text-style-name="P1" draw:layer="layout" svg:width="25.199cm" svg:height="2.63cm" svg:x="1.4cm" svg:y="0.627cm" presentation:class="title" presentation:user-transformed="true">
          <draw:text-box>
            <text:p>Math</text:p>
          </draw:text-box>
        </draw:frame>
        <draw:frame presentation:style-name="pr17" draw:text-style-name="P1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Globales Objekt</text:p>
              </text:list-item>
              <text:list-item>
                <text:p>Math.PI <text:s/>Math.E</text:p>
              </text:list-item>
              <text:list-item>
                <text:p>Math.random()</text:p>
              </text:list-item>
              <text:list-item>
                <text:p>Math.sin(bogenmaß, radius)</text:p>
              </text:list-item>
              <text:list-item>
                <text:p><text:span text:style-name="T2">Math.cos(</text:span>bogenmaß, radius)</text:p>
              </text:list-item>
              <text:list-item>
                <text:p><text:span text:style-name="T2">Math.tan(</text:span>bogenmaß, radius)</text:p>
              </text:list-item>
              <text:list-item>
                <text:p>Math.abs() //Absoluter Wert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Beehive1" presentation:presentation-page-layout-name="AL2T1">
        <office:forms form:automatic-focus="false" form:apply-design-mode="false"/>
        <draw:frame presentation:style-name="pr16" draw:text-style-name="P1" draw:layer="layout" svg:width="25.199cm" svg:height="2.63cm" svg:x="1.4cm" svg:y="0.627cm" presentation:class="title">
          <draw:text-box>
            <text:p>Math</text:p>
          </draw:text-box>
        </draw:frame>
        <draw:frame presentation:style-name="pr17" draw:text-style-name="P1" draw:layer="layout" svg:width="25.199cm" svg:height="9.134cm" svg:x="1cm" svg:y="3.685cm" presentation:class="outline" presentation:user-transformed="true">
          <draw:text-box>
            <text:list text:style-name="L2">
              <text:list-item>
                <text:p text:style-name="P7">Math.log()</text:p>
              </text:list-item>
              <text:list-item>
                <text:p>Math.log10()</text:p>
              </text:list-item>
              <text:list-item>
                <text:p>Math.log2()</text:p>
              </text:list-item>
              <text:list-item>
                <text:p>Math.floor() // Gibt Integer zurück Abrunden</text:p>
              </text:list-item>
              <text:list-item>
                <text:p>Math.ceil() // gibt Integer zurück Aufrunden</text:p>
              </text:list-item>
              <text:list-item>
                <text:p>Math.random(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Beehive1" presentation:presentation-page-layout-name="AL2T1">
        <office:forms form:automatic-focus="false" form:apply-design-mode="false"/>
        <draw:frame presentation:style-name="pr16" draw:text-style-name="P1" draw:layer="layout" svg:width="25.199cm" svg:height="2.63cm" svg:x="1.4cm" svg:y="0.627cm" presentation:class="title">
          <draw:text-box>
            <text:p>Vorgriff While-Schleife</text:p>
          </draw:text-box>
        </draw:frame>
        <draw:frame presentation:style-name="pr17" draw:text-style-name="P1" draw:layer="layout" svg:width="25.199cm" svg:height="9.134cm" svg:x="1.4cm" svg:y="3.685cm" presentation:class="outline">
          <draw:text-box>
            <text:list text:style-name="L2">
              <text:list-item>
                <text:p>let i = 0;</text:p>
              </text:list-item>
              <text:list-item>
                <text:p>while (i &lt; 5) {</text:p>
              </text:list-item>
              <text:list-item>
                <text:p>// Anweisungen</text:p>
              </text:list-item>
              <text:list-item>
                <text:p>i++</text:p>
              </text:list-item>
              <text:list-item>
                <text:p>}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Beehive1" presentation:presentation-page-layout-name="AL2T1">
        <office:forms form:automatic-focus="false" form:apply-design-mode="false"/>
        <draw:frame presentation:style-name="pr16" draw:text-style-name="P1" draw:layer="layout" svg:width="25.199cm" svg:height="2.63cm" svg:x="1.4cm" svg:y="0.627cm" presentation:class="title">
          <draw:text-box>
            <text:p>Aufgabe</text:p>
          </draw:text-box>
        </draw:frame>
        <draw:frame presentation:style-name="pr17" draw:text-style-name="P1" draw:layer="layout" svg:width="25.199cm" svg:height="9.134cm" svg:x="1.4cm" svg:y="3.685cm" presentation:class="outline">
          <draw:text-box>
            <text:list text:style-name="L2">
              <text:list-item>
                <text:p>Erstellen Sie ein Array der Länge 5</text:p>
              </text:list-item>
              <text:list-item>
                <text:p>Erzeugen Sie für jedes Feld des Arrays eine ganzzahlige Zufallszahl von 0 bis 100</text:p>
              </text:list-item>
              <text:list-item>
                <text:p>Geben Sie das Array als String mit Komma getrennt auf der Console oder als alert au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1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family-generic="roman" style:font-pitch="variable"/>
    <style:font-face style:name="DejaVu Sans2" svg:font-family="'DejaVu Sans'" style:font-family-generic="modern" style:font-pitch="variable"/>
    <style:font-face style:name="DejaVu Sans3" svg:font-family="'DejaVu Sans'" style:font-family-generic="system" style:font-pitch="variable" style:font-charset="x-symbol"/>
    <style:font-face style:name="DejaVu Sans4" svg:font-family="'DejaVu Sans'" style:font-pitch="variable" style:font-charset="x-symbol"/>
    <style:font-face style:name="DejaVu Sans5" svg:font-family="'DejaVu Sans'" style:font-pitch="variable"/>
    <style:font-face style:name="DejaVu Sans6" svg:font-family="'DejaVu Sans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roman" style:font-pitch="variable" style:font-charset="x-symbol"/>
    <style:font-face style:name="Liberation Sans3" svg:font-family="'Liberation Sans'" style:font-pitch="variable" style:font-charset="x-symbol"/>
    <style:font-face style:name="Liberation Sans4" svg:font-family="'Liberation Sans'" style:font-family-generic="swiss" style:font-pitch="variable"/>
    <style:font-face style:name="Liberation Sans5" svg:font-family="'Liberation Sans', Arial" style:font-family-generic="swiss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pitch="variable"/>
    <style:font-face style:name="Lohit Devanagari2" svg:font-family="'Lohit Devanagari'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pitch="variable"/>
    <style:font-face style:name="Noto Sans Mono CJK SC" svg:font-family="'Noto Sans Mono CJK SC'" style:font-family-generic="modern" style:font-pitch="variable"/>
    <style:font-face style:name="Noto Sans Mono CJK SC1" svg:font-family="'Noto Sans Mono CJK SC'" style:font-family-generic="modern" style:font-pitch="fixed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.05cm" svg:stroke-color="#ffbf00" draw:marker-start-width="0.28cm" draw:marker-start-center="false" draw:marker-end-width="0.28cm" draw:marker-end-center="false" draw:fill="solid" draw:fill-color="#fff5ce" draw:textarea-horizontal-align="justify" draw:auto-grow-height="false" fo:padding-top="0.125cm" fo:padding-bottom="0.125cm" fo:padding-left="0.25cm" fo:padding-right="0.25cm" draw:shadow="hidden" draw:shadow-offset-x="0.03cm" draw:shadow-offset-y="0.03cm" draw:shadow-color="#ffe994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bf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/>
    </style:style>
    <style:style style:name="Filled_20_Blue" style:display-name="Filled Blue" style:family="graphic" style:parent-style-name="Filled">
      <style:text-properties fo:color="#ffffff" loext:opacity="100%"/>
    </style:style>
    <style:style style:name="Filled_20_Green" style:display-name="Filled Green" style:family="graphic" style:parent-style-name="Filled"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text-properties fo:color="#ffffff" loext:opacity="100%"/>
    </style:style>
    <style:style style:name="Filled_20_Yellow" style:display-name="Filled Yellow" style:family="graphic" style:parent-style-name="Filled"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width="0.1cm" svg:stroke-color="#ffde59" draw:marker-start-width="0.36cm" draw:marker-end-width="0.36cm" draw:fill="solid" draw:fill-color="#fff5ce"/>
    </style:style>
    <style:style style:name="Accent_20_2" style:display-name="Accent 2" style:family="graphic" style:parent-style-name="Accent">
      <style:graphic-properties draw:fill="solid" draw:fill-color="#ffe994"/>
    </style:style>
    <style:style style:name="Accent_20_3" style:display-name="Accent 3" style:family="graphic" style:parent-style-name="Accent">
      <style:graphic-properties svg:stroke-width="0.1cm" svg:stroke-color="#ffde59" draw:fill="solid" draw:fill-color="#ffde59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de" fo:country="AT" style:letter-kerning="true" style:font-name-asian="DejaVu Sans1" style:font-family-asian="'DejaVu Sans'" style:font-family-generic-asian="roman" style:font-pitch-asian="variable" style:font-size-asian="12pt" style:language-asian="zh" style:country-asian="CN" style:font-name-complex="Lohit Devanagari1" style:font-family-complex="'Lohit Devanagari'" style:font-pitch-complex="variable" style:font-size-complex="12pt" style:language-complex="hi" style:country-complex="IN"/>
    </style:style>
    <style:style style:name="Internetverknüpfung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Quelltext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/>
    </style:style>
    <style:style style:name="Aufzählungszeichen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 style:font-name-complex="OpenSymbol1" style:font-family-complex="OpenSymbol, 'Arial Unicode MS'" style:font-charset-complex="x-symbol"/>
    </style:style>
    <style:style style:name="Nummerierungszeichen" style:family="graphic">
      <style:paragraph-properties style:text-autospace="none"/>
    </style:style>
    <style:style style:name="Stark_20_betont" style:display-name="Stark betont" style:family="graphic">
      <style:paragraph-properties style:text-autospace="none"/>
      <style:text-properties fo:font-weight="bold" style:font-weight-complex="bold"/>
    </style:style>
    <style:style style:name="Vorformatierter_20_Text" style:display-name="Vorformatierter Text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Noto Sans Mono CJK SC1" style:font-family-asian="'Noto Sans Mono CJK SC'" style:font-family-generic-asian="modern" style:font-pitch-asian="fixed" style:font-name-complex="Liberation Mono1" style:font-family-complex="'Liberation Mono', 'Courier New'" style:font-family-generic-complex="modern" style:font-pitch-complex="fixed" style:font-size-complex="10pt"/>
    </style:style>
    <style:style style:name="Verzeichnis" style:family="graphic">
      <style:paragraph-properties style:text-autospace="none"/>
      <style:text-properties style:font-name-complex="Lohit Devanagari2" style:font-family-complex="'Lohit Devanagari'"/>
    </style:style>
    <style:style style:name="Beschriftung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Aufzählung" style:family="graphic">
      <style:paragraph-properties fo:margin-top="0cm" fo:margin-bottom="0.436cm" fo:line-height="115%" style:text-autospace="none"/>
      <style:text-properties style:font-name-complex="Lohit Devanagari2" style:font-family-complex="'Lohit Devanagari'"/>
    </style:style>
    <style:style style:name="Textkörper" style:family="graphic">
      <style:paragraph-properties fo:margin-top="0cm" fo:margin-bottom="0.436cm" fo:line-height="115%" style:text-autospace="none"/>
    </style:style>
    <style:style style:name="Überschrift" style:family="graphic">
      <style:paragraph-properties fo:margin-top="0.746cm" fo:margin-bottom="0.374cm" style:text-autospace="none"/>
      <style:text-properties style:font-name="Liberation Sans5" fo:font-family="'Liberation Sans', Arial" style:font-family-generic="swiss" style:font-pitch="variable" fo:font-size="14pt" style:font-name-asian="Noto Sans CJK SC1" style:font-family-asian="'Noto Sans CJK SC'" style:font-pitch-asian="variable" style:font-name-complex="Liberation Sans5" style:font-family-complex="'Liberation Sans', Arial" style:font-family-generic-complex="swiss" style:font-pitch-complex="variable" style:font-size-complex="14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false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-outline3" style:family="presentation" style:parent-style-name="Beehiv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-outline4" style:family="presentation" style:parent-style-name="Beehive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-outline5" style:family="presentation" style:parent-style-name="Beehive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6" style:family="presentation" style:parent-style-name="Beehive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7" style:family="presentation" style:parent-style-name="Beehive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8" style:family="presentation" style:parent-style-name="Beehive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outline9" style:family="presentation" style:parent-style-name="Beehive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false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-outline3" style:family="presentation" style:parent-style-name="Beehive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-outline4" style:family="presentation" style:parent-style-name="Beehive1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-outline5" style:family="presentation" style:parent-style-name="Beehive1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6" style:family="presentation" style:parent-style-name="Beehive1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7" style:family="presentation" style:parent-style-name="Beehive1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8" style:family="presentation" style:parent-style-name="Beehive1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outline9" style:family="presentation" style:parent-style-name="Beehive1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-background" style:display-name="Beehive1_-background" style:family="presentation">
      <style:graphic-properties draw:stroke="none" draw:fill="none"/>
      <style:text-properties style:letter-kerning="true"/>
    </style:style>
    <style:style style:name="Beehive1_5f_-backgroundobjects" style:display-name="Beehive1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-notes" style:display-name="Beehi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-outline1" style:display-name="Beehive1_-outline1" style:family="presentation">
      <style:graphic-properties draw:stroke="none" draw:fill="none" draw:auto-grow-height="false" draw:fit-to-size="false" style:shrink-to-fit="true">
        <text:list-style style:name="Beehive1_5f_-outline1" style:display-name="Beehive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-outline2" style:display-name="Beehive1_-outline2" style:family="presentation" style:parent-style-name="Beehive1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-outline3" style:display-name="Beehive1_-outline3" style:family="presentation" style:parent-style-name="Beehive1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-outline4" style:display-name="Beehive1_-outline4" style:family="presentation" style:parent-style-name="Beehive1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-outline5" style:display-name="Beehive1_-outline5" style:family="presentation" style:parent-style-name="Beehive1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6" style:display-name="Beehive1_-outline6" style:family="presentation" style:parent-style-name="Beehive1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7" style:display-name="Beehive1_-outline7" style:family="presentation" style:parent-style-name="Beehive1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8" style:display-name="Beehive1_-outline8" style:family="presentation" style:parent-style-name="Beehive1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outline9" style:display-name="Beehive1_-outline9" style:family="presentation" style:parent-style-name="Beehive1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-subtitle" style:display-name="Beehive1_-subtitle" style:family="presentation">
      <style:graphic-properties draw:stroke="none" draw:fill="none" draw:textarea-vertical-align="middle">
        <text:list-style style:name="Beehive1_5f_-subtitle" style:display-name="Beehi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-title" style:display-name="Beehive1_-title" style:family="presentation">
      <style:graphic-properties draw:stroke="none" draw:fill="none" draw:textarea-vertical-align="middle">
        <text:list-style style:name="Beehive1_5f_-title" style:display-name="Beehi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-background" style:display-name="Beehive1__-background" style:family="presentation">
      <style:graphic-properties draw:stroke="none" draw:fill="none"/>
      <style:text-properties style:letter-kerning="true"/>
    </style:style>
    <style:style style:name="Beehive1_5f__5f_-backgroundobjects" style:display-name="Beehive1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-notes" style:display-name="Beehive1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-outline1" style:display-name="Beehive1__-outline1" style:family="presentation">
      <style:graphic-properties draw:stroke="none" draw:fill="none" draw:auto-grow-height="false" draw:fit-to-size="false" style:shrink-to-fit="true">
        <text:list-style style:name="Beehive1_5f__5f_-outline1" style:display-name="Beehive1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-outline2" style:display-name="Beehive1__-outline2" style:family="presentation" style:parent-style-name="Beehive1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-outline3" style:display-name="Beehive1__-outline3" style:family="presentation" style:parent-style-name="Beehive1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-outline4" style:display-name="Beehive1__-outline4" style:family="presentation" style:parent-style-name="Beehive1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-outline5" style:display-name="Beehive1__-outline5" style:family="presentation" style:parent-style-name="Beehive1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6" style:display-name="Beehive1__-outline6" style:family="presentation" style:parent-style-name="Beehive1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7" style:display-name="Beehive1__-outline7" style:family="presentation" style:parent-style-name="Beehive1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8" style:display-name="Beehive1__-outline8" style:family="presentation" style:parent-style-name="Beehive1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outline9" style:display-name="Beehive1__-outline9" style:family="presentation" style:parent-style-name="Beehive1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-subtitle" style:display-name="Beehive1__-subtitle" style:family="presentation">
      <style:graphic-properties draw:stroke="none" draw:fill="none" draw:textarea-vertical-align="middle">
        <text:list-style style:name="Beehive1_5f__5f_-subtitle" style:display-name="Beehive1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-title" style:display-name="Beehive1__-title" style:family="presentation">
      <style:graphic-properties draw:stroke="none" draw:fill="none" draw:textarea-vertical-align="middle">
        <text:list-style style:name="Beehive1_5f__5f_-title" style:display-name="Beehive1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eehive1_5f__5f__5f_-background" style:display-name="Beehive1___-background" style:family="presentation">
      <style:graphic-properties draw:stroke="none" draw:fill="none"/>
      <style:text-properties style:letter-kerning="true"/>
    </style:style>
    <style:style style:name="Beehive1_5f__5f__5f_-backgroundobjects" style:display-name="Beehive1___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_5f__5f__5f_-notes" style:display-name="Beehive1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_5f__5f__5f_-outline1" style:display-name="Beehive1___-outline1" style:family="presentation">
      <style:graphic-properties draw:stroke="none" draw:fill="none" draw:auto-grow-height="false" draw:fit-to-size="false" style:shrink-to-fit="true">
        <text:list-style style:name="Beehive1_5f__5f__5f_-outline1" style:display-name="Beehive1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eehive1_5f__5f__5f_-outline2" style:display-name="Beehive1___-outline2" style:family="presentation" style:parent-style-name="Beehive1_5f__5f__5f_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Beehive1_5f__5f__5f_-outline3" style:display-name="Beehive1___-outline3" style:family="presentation" style:parent-style-name="Beehive1_5f__5f__5f_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Beehive1_5f__5f__5f_-outline4" style:display-name="Beehive1___-outline4" style:family="presentation" style:parent-style-name="Beehive1_5f__5f__5f_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Beehive1_5f__5f__5f_-outline5" style:display-name="Beehive1___-outline5" style:family="presentation" style:parent-style-name="Beehive1_5f__5f__5f_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6" style:display-name="Beehive1___-outline6" style:family="presentation" style:parent-style-name="Beehive1_5f__5f__5f_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7" style:display-name="Beehive1___-outline7" style:family="presentation" style:parent-style-name="Beehive1_5f__5f__5f_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8" style:display-name="Beehive1___-outline8" style:family="presentation" style:parent-style-name="Beehive1_5f__5f__5f_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outline9" style:display-name="Beehive1___-outline9" style:family="presentation" style:parent-style-name="Beehive1_5f__5f__5f_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Beehive1_5f__5f__5f_-subtitle" style:display-name="Beehive1___-subtitle" style:family="presentation">
      <style:graphic-properties draw:stroke="none" draw:fill="none" draw:textarea-vertical-align="middle">
        <text:list-style style:name="Beehive1_5f__5f__5f_-subtitle" style:display-name="Beehive1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_5f__5f__5f_-title" style:display-name="Beehive1___-title" style:family="presentation">
      <style:graphic-properties draw:stroke="none" draw:fill="none" draw:textarea-vertical-align="middle">
        <text:list-style style:name="Beehive1_5f__5f__5f_-title" style:display-name="Beehive1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4" style:family="graphic" style:parent-style-name="Accent_20_3">
      <style:graphic-properties svg:stroke-opacity="100%" draw:opacity="100%" draw:textarea-vertical-align="middle" draw:auto-grow-width="false" fo:min-height="1.701cm" fo:min-width="1.451cm" fo:wrap-option="wrap"/>
      <style:paragraph-properties style:writing-mode="lr-tb"/>
    </style:style>
    <style:style style:name="Mgr5" style:family="graphic" style:parent-style-name="Accent_20_1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gr6" style:family="graphic" style:parent-style-name="Accent_20_3">
      <style:graphic-properties svg:stroke-opacity="100%" svg:stroke-linecap="round" draw:opacity="100%" draw:textarea-vertical-align="middle" draw:auto-grow-width="false" fo:min-height="1.701cm" fo:min-width="1.451cm" fo:wrap-option="wrap"/>
      <style:paragraph-properties style:writing-mode="lr-tb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Beehive1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Beehive1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7" style:family="presentation" style:parent-style-name="Beehi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Beehi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Beehive1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0" style:family="presentation" style:parent-style-name="Beehive1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1" style:family="presentation" style:parent-style-name="Beehive1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2" style:family="presentation" style:parent-style-name="Beehive1_5f__5f__5f_-backgroundobjects">
      <style:graphic-properties draw:stroke="none" draw:fill="none" draw:fill-color="#ffffff" draw:textarea-vertical-align="middle" draw:auto-grow-height="false" fo:min-height="1.449cm"/>
      <style:paragraph-properties style:writing-mode="lr-tb"/>
    </style:style>
    <style:style style:name="Mpr13" style:family="presentation" style:parent-style-name="Beehive1_5f__5f_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Beehive1_5f__5f_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eehive" style:page-layout-name="PM1" draw:style-name="Mdp1">
      <office:forms form:automatic-focus="false" form:apply-design-mode="false"/>
      <draw:custom-shape draw:style-name="Mgr3" draw:text-style-name="MP5" draw:layer="backgroundobjects" svg:width="1.95cm" svg:height="1.95cm" svg:x="-0.1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-1.1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3.7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.8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7.6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5.7cm" svg:y="0.00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9.6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1.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5.3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3.4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9.25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7.3cm" svg:y="0.052cm">
        <text:p/>
        <draw:enhanced-geometry svg:viewBox="0 0 1506471 1310630" draw:mirror-horizontal="fals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1.2cm" svg:y="0.0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23.1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1.5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7.05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5.1cm" svg:y="0.053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4" draw:text-style-name="MP5" draw:layer="backgroundobjects" svg:width="1.95cm" svg:height="1.95cm" svg:x="0.8cm" svg:y="1.552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g>
        <draw:custom-shape draw:style-name="Mgr5" draw:text-style-name="MP5" draw:layer="backgroundobjects" svg:width="1.95cm" svg:height="1.95cm" svg:x="26.2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59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49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49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-title" draw:layer="backgroundobjects" svg:width="25.199cm" svg:height="3.38cm" svg:x="1.401cm" svg:y="5.32cm" presentation:class="title" presentation:placeholder="true">
        <draw:text-box/>
      </draw:frame>
      <draw:frame presentation:style-name="Beehive-outline1" draw:layer="backgroundobjects" svg:width="25.199cm" svg:height="2.4cm" svg:x="1.4cm" svg:y="9.45cm" presentation:class="outline" presentation:placeholder="true">
        <draw:text-box/>
      </draw:frame>
      <draw:custom-shape draw:style-name="Mgr3" draw:text-style-name="MP5" draw:layer="backgroundobjects" svg:width="1.95cm" svg:height="1.95cm" svg:x="-1.1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.7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6.6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4.7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8.6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2.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0.5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4.4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8.35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16.4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0.3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2.2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6.15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24.2cm" svg:y="-1.446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style-name="Mgr3" draw:text-style-name="MP5" draw:layer="backgroundobjects" svg:width="1.95cm" svg:height="1.95cm" svg:x="0.8cm" svg:y="-1.447cm">
        <text:p/>
        <draw:enhanced-geometry svg:viewBox="0 0 1506471 1310630" draw:text-areas="?f22 ?f24 ?f23 ?f25" draw:glue-points="?f15 ?f16 ?f17 ?f18 ?f19 ?f18 ?f20 ?f16 ?f19 ?f21 ?f17 ?f21 ?f15 ?f16" draw:type="non-primitive" draw:enhanced-path="M 753236 0 L 1506470 285063 1506470 1025568 753236 1310630 1 1025568 1 285063 753236 0 Z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506471"/>
          <draw:equation draw:name="f7" draw:formula="?f4 / 1310630"/>
          <draw:equation draw:name="f8" draw:formula="0 * ?f5 / 1506471"/>
          <draw:equation draw:name="f9" draw:formula="655315 * ?f4 / 1310630"/>
          <draw:equation draw:name="f10" draw:formula="327658 * ?f5 / 1506471"/>
          <draw:equation draw:name="f11" draw:formula="0 * ?f4 / 1310630"/>
          <draw:equation draw:name="f12" draw:formula="1178814 * ?f5 / 1506471"/>
          <draw:equation draw:name="f13" draw:formula="1506471 * ?f5 / 1506471"/>
          <draw:equation draw:name="f14" draw:formula="1310630 * ?f4 / 1310630"/>
          <draw:equation draw:name="f15" draw:formula="?f8 / ?f6"/>
          <draw:equation draw:name="f16" draw:formula="?f9 / ?f7"/>
          <draw:equation draw:name="f17" draw:formula="?f10 / ?f6"/>
          <draw:equation draw:name="f18" draw:formula="?f11 / ?f7"/>
          <draw:equation draw:name="f19" draw:formula="?f12 / ?f6"/>
          <draw:equation draw:name="f20" draw:formula="?f13 / ?f6"/>
          <draw:equation draw:name="f21" draw:formula="?f14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-title" draw:layer="backgroundobjects" svg:width="25.199cm" svg:height="2.63cm" svg:x="1.4cm" svg:y="0.627cm" presentation:class="title" presentation:placeholder="true">
        <draw:text-box/>
      </draw:frame>
      <draw:frame presentation:style-name="Beehive1-outline1" draw:layer="backgroundobjects" svg:width="25.199cm" svg:height="9.134cm" svg:x="1.4cm" svg:y="3.685cm" presentation:class="outline" presentation:placeholder="true">
        <draw:text-box/>
      </draw:frame>
      <draw:frame presentation:style-name="Mpr3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3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3" draw:text-style-name="MP7" draw:layer="backgroundobjects" svg:width="3.175cm" svg:height="1.95cm" svg:x="23.595cm" svg:y="13.65cm">
        <draw:text-box>
          <text:p text:style-name="MP6"><text:span text:style-name="MT1"><text:page-number>&lt;Foliennummer&gt;</text:page-number></text:span></text:p>
        </draw:text-box>
      </draw:frame>
      <presentation:notes style:page-layout-name="PM0"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ehive1_5f_" style:display-name="Beehive1_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-title" draw:layer="backgroundobjects" svg:width="25.199cm" svg:height="2.63cm" svg:x="1.4cm" svg:y="0.627cm" presentation:class="title" presentation:placeholder="true">
        <draw:text-box/>
      </draw:frame>
      <draw:frame presentation:style-name="Beehive1_5f_-outline1" draw:layer="backgroundobjects" svg:width="25.199cm" svg:height="9.134cm" svg:x="1.4cm" svg:y="3.685cm" presentation:class="outline" presentation:placeholder="true">
        <draw:text-box/>
      </draw:frame>
      <draw:frame presentation:style-name="Mpr6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6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6" draw:text-style-name="MP7" draw:layer="backgroundobjects" svg:width="3.175cm" svg:height="1.95cm" svg:x="23.595cm" svg:y="13.65cm">
        <draw:text-box>
          <text:p text:style-name="MP6"><text:span text:style-name="MT1"><text:page-number>&lt;Foliennummer&gt;</text:page-number></text:span></text:p>
        </draw:text-box>
      </draw:frame>
      <presentation:notes style:page-layout-name="PM0">
        <draw:page-thumbnail presentation:style-name="Beehive1_5f_-title" draw:layer="backgroundobjects" svg:width="14.848cm" svg:height="11.136cm" svg:x="3.075cm" svg:y="2.257cm" presentation:class="page"/>
        <draw:frame presentation:style-name="Beehive1_5f_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ehive1_5f__5f_" style:display-name="Beehive1__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-outline1" draw:layer="backgroundobjects" svg:width="25.199cm" svg:height="9.134cm" svg:x="1.4cm" svg:y="3.685cm" presentation:class="outline" presentation:placeholder="true">
        <draw:text-box/>
      </draw:frame>
      <draw:frame presentation:style-name="Mpr9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9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9" draw:text-style-name="MP7" draw:layer="backgroundobjects" svg:width="3.175cm" svg:height="1.95cm" svg:x="23.595cm" svg:y="13.65cm">
        <draw:text-box>
          <text:p text:style-name="MP6"><text:span text:style-name="MT1"><text:page-number>&lt;Foliennum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_5f__5f_-title" draw:layer="backgroundobjects" svg:width="14.848cm" svg:height="11.136cm" svg:x="3.075cm" svg:y="2.257cm" presentation:class="page"/>
        <draw:frame presentation:style-name="Beehive1_5f__5f_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eehive1_5f__5f__5f_" style:display-name="Beehive1___" style:page-layout-name="PM1" draw:style-name="Mdp1">
      <office:forms form:automatic-focus="false" form:apply-design-mode="false"/>
      <draw:g>
        <draw:custom-shape draw:style-name="Mgr5" draw:text-style-name="MP5" draw:layer="backgroundobjects" svg:width="1.95cm" svg:height="1.95cm" svg:x="26.2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7.2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2.3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24.2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3.3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9.4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1.3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8.4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0.35cm" svg:y="13.6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6.4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7.4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4.5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3.5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5.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0.7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2.6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1.6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7.7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9.6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6.8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8.75cm" svg:y="13.65cm">
          <text:p/>
          <draw:enhanced-geometry svg:viewBox="0 0 1506471 1310630" draw:mirror-horizontal="true" draw:mirror-vertical="fals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4.85cm" svg:y="13.6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5.7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.9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3.8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0.1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1.85cm" svg:y="15.1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-1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6" draw:text-style-name="MP5" draw:layer="backgroundobjects" svg:width="1.95cm" svg:height="1.95cm" svg:x="0.95cm" svg:y="13.651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  <draw:custom-shape draw:style-name="Mgr5" draw:text-style-name="MP5" draw:layer="backgroundobjects" svg:width="1.95cm" svg:height="1.95cm" svg:x="25.25cm" svg:y="15.15cm">
          <text:p/>
          <draw:enhanced-geometry svg:viewBox="0 0 1506471 1310630" draw:mirror-horizontal="true" draw:text-areas="?f22 ?f24 ?f23 ?f25" draw:glue-points="?f15 ?f16 ?f17 ?f18 ?f19 ?f18 ?f20 ?f16 ?f19 ?f21 ?f17 ?f21 ?f15 ?f16" draw:type="non-primitive" draw:enhanced-path="M 753236 0 L 1506470 285063 1506470 1025568 753236 1310630 1 1025568 1 285063 753236 0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?f3 - ?f2"/>
            <draw:equation draw:name="f5" draw:formula="?f1 - ?f0"/>
            <draw:equation draw:name="f6" draw:formula="?f5 / 1506471"/>
            <draw:equation draw:name="f7" draw:formula="?f4 / 1310630"/>
            <draw:equation draw:name="f8" draw:formula="0 * ?f5 / 1506471"/>
            <draw:equation draw:name="f9" draw:formula="655315 * ?f4 / 1310630"/>
            <draw:equation draw:name="f10" draw:formula="327658 * ?f5 / 1506471"/>
            <draw:equation draw:name="f11" draw:formula="0 * ?f4 / 1310630"/>
            <draw:equation draw:name="f12" draw:formula="1178814 * ?f5 / 1506471"/>
            <draw:equation draw:name="f13" draw:formula="1506471 * ?f5 / 1506471"/>
            <draw:equation draw:name="f14" draw:formula="1310630 * ?f4 / 1310630"/>
            <draw:equation draw:name="f15" draw:formula="?f8 / ?f6"/>
            <draw:equation draw:name="f16" draw:formula="?f9 / ?f7"/>
            <draw:equation draw:name="f17" draw:formula="?f10 / ?f6"/>
            <draw:equation draw:name="f18" draw:formula="?f11 / ?f7"/>
            <draw:equation draw:name="f19" draw:formula="?f12 / ?f6"/>
            <draw:equation draw:name="f20" draw:formula="?f13 / ?f6"/>
            <draw:equation draw:name="f21" draw:formula="?f14 / ?f7"/>
            <draw:equation draw:name="f22" draw:formula="?f0 / ?f6"/>
            <draw:equation draw:name="f23" draw:formula="?f1 / ?f6"/>
            <draw:equation draw:name="f24" draw:formula="?f2 / ?f7"/>
            <draw:equation draw:name="f25" draw:formula="?f3 / ?f7"/>
          </draw:enhanced-geometry>
        </draw:custom-shape>
      </draw:g>
      <draw:frame presentation:style-name="Beehive1_5f__5f__5f_-title" draw:layer="backgroundobjects" svg:width="25.199cm" svg:height="2.63cm" svg:x="1.4cm" svg:y="0.627cm" presentation:class="title" presentation:placeholder="true">
        <draw:text-box/>
      </draw:frame>
      <draw:frame presentation:style-name="Beehive1_5f__5f__5f_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67cm" svg:height="1.95cm" svg:x="0.95cm" svg:y="13.651cm">
        <draw:text-box>
          <text:p><text:span text:style-name="MT1"><presentation:date-time/></text:span></text:p>
        </draw:text-box>
      </draw:frame>
      <draw:frame presentation:style-name="Mpr12" draw:text-style-name="MP7" draw:layer="backgroundobjects" svg:width="12.725cm" svg:height="1.956cm" svg:x="7.624cm" svg:y="13.65cm">
        <draw:text-box>
          <text:p text:style-name="MP6"><text:span text:style-name="MT1"><presentation:footer/></text:span></text:p>
        </draw:text-box>
      </draw:frame>
      <draw:frame presentation:style-name="Mpr12" draw:text-style-name="MP7" draw:layer="backgroundobjects" svg:width="3.175cm" svg:height="1.95cm" svg:x="23.595cm" svg:y="13.65cm">
        <draw:text-box>
          <text:p text:style-name="MP6"><text:span text:style-name="MT1"><text:page-number>&lt;Foliennummer&gt;</text:page-number></text:span></text:p>
        </draw:text-box>
      </draw:frame>
      <presentation:notes style:page-layout-name="PM0">
        <draw:page-thumbnail presentation:style-name="Beehive1_5f__5f__5f_-title" draw:layer="backgroundobjects" svg:width="14.848cm" svg:height="11.136cm" svg:x="3.075cm" svg:y="2.257cm" presentation:class="page"/>
        <draw:frame presentation:style-name="Beehive1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2-28T05:37:43.970603008</meta:creation-date>
    <meta:editing-duration>PT53M23S</meta:editing-duration>
    <meta:editing-cycles>11</meta:editing-cycles>
    <meta:generator>LibreOffice/7.3.7.2$Linux_X86_64 LibreOffice_project/30$Build-2</meta:generator>
    <dc:title>Beehive</dc:title>
    <dc:date>2024-02-28T14:40:50.898526428</dc:date>
    <meta:document-statistic meta:object-count="346"/>
  </office:meta>
</office:document-meta>
</file>